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PATAMAR GRAND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653.1+670.5)/2" office:value-type="float" office:value="661.8" calcext:value-type="float">
            <text:p>661.8</text:p>
          </table:table-cell>
          <table:table-cell table:formula="of:=(0.002327+0.007841)/2" office:value-type="float" office:value="0.005084" calcext:value-type="float">
            <text:p>0.005084</text:p>
          </table:table-cell>
          <table:table-cell table:formula="of:=(720.3+730.3)/2" office:value-type="float" office:value="725.3" calcext:value-type="float">
            <text:p>725.3</text:p>
          </table:table-cell>
          <table:table-cell table:formula="of:=(0.002921+0.01028)/2" office:value-type="float" office:value="0.0066005" calcext:value-type="float">
            <text:p>0.0066005</text:p>
          </table:table-cell>
          <table:table-cell table:style-name="ce1" table:formula="of:=[.G3]-[.E3]" office:value-type="float" office:value="63.5" calcext:value-type="float">
            <text:p>63.5</text:p>
          </table:table-cell>
          <table:table-cell table:style-name="ce1" table:formula="of:=[.H3]+[.F3]" office:value-type="float" office:value="0.0116845" calcext:value-type="float">
            <text:p>0.0116845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table:style-name="ce1" office:value-type="string" calcext:value-type="string">
            <text:p>Estou a adicionar 2*erro de b pois de facto implicitamente subtraimos os b's da formula da calibraçao por isso temos de considerar os err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 = a*c + b</text:p>
          </table:table-cell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3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0.002288" calcext:value-type="float">
            <text:p>0.002288</text:p>
          </table:table-cell>
          <table:table-cell table:style-name="ce3" office:value-type="float" office:value="0.000004024" calcext:value-type="float">
            <text:p>4.02E-006</text:p>
          </table:table-cell>
          <table:table-cell table:style-name="ce2"/>
          <table:table-cell office:value-type="string" calcext:value-type="string">
            <text:p>DeltaE</text:p>
          </table:table-cell>
          <table:table-cell table:formula="of:=[.I3]*[.B8]" office:value-type="float" office:value="0.145288" calcext:value-type="float">
            <text:p>0.145288</text:p>
          </table:table-cell>
          <table:table-cell table:formula="of:=[.C8]*[.I3]+[.J3]*[.B8]+2*[.C9]" office:value-type="float" office:value="0.005626258136" calcext:value-type="float">
            <text:p>0.0056262581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8]*10^5/[.F9]" office:value-type="float" office:value="332.429545515774" calcext:value-type="float">
            <text:p>332.4295455158</text:p>
          </table:table-cell>
          <table:table-cell table:formula="of:=([.G8]/[.F9]+[.F8]*[.G9]/[.F9]^2)*10^5" office:value-type="float" office:value="13.2080237343197" calcext:value-type="float">
            <text:p>13.208023734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0.0913" calcext:value-type="float">
            <text:p>0.0913</text:p>
          </table:table-cell>
          <table:table-cell table:style-name="ce2" office:value-type="float" office:value="0.002672" calcext:value-type="float">
            <text:p>0.002672</text:p>
          </table:table-cell>
          <table:table-cell table:style-name="ce2"/>
          <table:table-cell office:value-type="string" calcext:value-type="string">
            <text:p>S Indio</text:p>
          </table:table-cell>
          <table:table-cell table:formula="of:=([.F10]*[.A15]-[.B15]/COS(2.8798))" office:value-type="float" office:value="43.7048998682055" calcext:value-type="float">
            <text:p>43.7048998682</text:p>
          </table:table-cell>
          <table:table-cell table:formula="of:=[.G10]*[.A15]" office:value-type="float" office:value="0.0440079450297488" calcext:value-type="float">
            <text:p>0.044007945</text:p>
          </table:table-cell>
          <table:table-cell office:value-type="string" calcext:value-type="string">
            <text:p>ev/Angstr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K indio</text:p>
          </table:table-cell>
          <table:table-cell office:value-type="float" office:value="0.874426958211177" calcext:value-type="float">
            <text:p>0.8744269582</text:p>
          </table:table-cell>
          <table:table-cell office:value-type="float" office:value="0.00197633075243062" calcext:value-type="float">
            <text:p>0.0019763308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ATAMAR PEQUENO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/dx in </text:p>
          </table:table-cell>
          <table:table-cell office:value-type="string" calcext:value-type="string">
            <text:p>dE/dx out</text:p>
          </table:table-cell>
          <table:table-cell table:number-columns-repeated="2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Erro</text:p>
          </table:table-cell>
          <table:table-cell table:number-columns-repeated="2"/>
          <table:table-cell table:style-name="ce4"/>
        </table:table-row>
        <table:table-row table:style-name="ro1">
          <table:table-cell table:formula="of:=[.B37]*12.85+21.5*[.B38]+[.B39]*37.75" office:value-type="float" office:value="22.2675" calcext:value-type="float">
            <text:p>22.2675</text:p>
          </table:table-cell>
          <table:table-cell table:formula="of:=39.59*[.B39]+23.08*[.B38]+13.47*[.B37]" office:value-type="float" office:value="23.4079" calcext:value-type="float">
            <text:p>23.4079</text:p>
          </table:table-cell>
          <table:table-cell office:value-type="string" calcext:value-type="string">
            <text:p>In</text:p>
          </table:table-cell>
          <table:table-cell/>
          <table:table-cell table:formula="of:=(429.5+446.7)/2" office:value-type="float" office:value="438.1" calcext:value-type="float">
            <text:p>438.1</text:p>
          </table:table-cell>
          <table:table-cell table:formula="of:=(0.742+0.3567)/2" office:value-type="float" office:value="0.54935" calcext:value-type="float">
            <text:p>0.54935</text:p>
          </table:table-cell>
          <table:table-cell table:formula="of:=(492+497.9)/2" office:value-type="float" office:value="494.95" calcext:value-type="float">
            <text:p>494.95</text:p>
          </table:table-cell>
          <table:table-cell table:formula="of:=(0.01872+0.5322)/2" office:value-type="float" office:value="0.27546" calcext:value-type="float">
            <text:p>0.27546</text:p>
          </table:table-cell>
          <table:table-cell table:style-name="ce1" table:formula="of:=[.G15]-[.E15]" office:value-type="float" office:value="56.85" calcext:value-type="float">
            <text:p>56.85</text:p>
          </table:table-cell>
          <table:table-cell table:style-name="ce1" table:formula="of:=[.H15]+[.F15]" office:value-type="float" office:value="0.82481" calcext:value-type="float">
            <text:p>0.82481</text:p>
          </table:table-cell>
          <table:table-cell table:number-columns-repeated="3"/>
        </table:table-row>
        <table:table-row table:style-name="ro1">
          <table:table-cell/>
          <table:table-cell table:formula="of:=43.5*[.B39]+27.35*[.B38]+14.66*[.B37]" office:value-type="float" office:value="25.8615" calcext:value-type="float">
            <text:p>25.8615</text:p>
          </table:table-cell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/>
          <table:table-cell table:formula="of:=45.15*[.B39]+31.22*[.B38]+14.98*[.B37]" office:value-type="float" office:value="27.0242" calcext:value-type="float">
            <text:p>27.0242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.8609832" calcext:value-type="float">
            <text:p>0.8609832</text:p>
          </table:table-cell>
          <table:table-cell table:number-columns-repeated="3"/>
          <table:table-cell office:value-type="string" calcext:value-type="string">
            <text:p>DeltaE</text:p>
          </table:table-cell>
          <table:table-cell table:formula="of:=[.I15]*[.B8]" office:value-type="float" office:value="0.1300728" calcext:value-type="float">
            <text:p>0.1300728</text:p>
          </table:table-cell>
          <table:table-cell table:formula="of:=[.J15]*[.B8]+[.C8]*[.I15]+2*[.C9]" office:value-type="float" office:value="0.00745992968" calcext:value-type="float">
            <text:p>0.0074599297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20]*10^5/[.F21]" office:value-type="float" office:value="322.093243908365" calcext:value-type="float">
            <text:p>322.0932439084</text:p>
          </table:table-cell>
          <table:table-cell table:formula="of:=([.G20]/[.F21]+[.F20]/[.F21]^2*[.G21])*10^5" office:value-type="float" office:value="18.7735315905878" calcext:value-type="float">
            <text:p>18.7735315906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1.009932" calcext:value-type="float">
            <text:p>1.009932</text:p>
          </table:table-cell>
          <table:table-cell table:number-columns-repeated="3"/>
          <table:table-cell office:value-type="string" calcext:value-type="string">
            <text:p>S enxofre</text:p>
          </table:table-cell>
          <table:table-cell table:formula="of:=([.F22]*[.A15]-[.B16]/COS(2.8798))" office:value-type="float" office:value="40.3835853312731" calcext:value-type="float">
            <text:p>40.3835853313</text:p>
          </table:table-cell>
          <table:table-cell table:formula="of:=[.A15]*[.G22]" office:value-type="float" office:value="0.0377205892629963" calcext:value-type="float">
            <text:p>0.0377205893</text:p>
          </table:table-cell>
          <table:table-cell office:value-type="string" calcext:value-type="string">
            <text:p>ev/Angstron</text:p>
          </table:table-cell>
          <table:table-cell table:number-columns-repeated="5"/>
        </table:table-row>
        <table:table-row table:style-name="ro1">
          <table:table-cell office:value-type="float" office:value="1.2237456" calcext:value-type="float">
            <text:p>1.2237456</text:p>
          </table:table-cell>
          <table:table-cell table:number-columns-repeated="3"/>
          <table:table-cell office:value-type="string" calcext:value-type="string">
            <text:p>K enxofre</text:p>
          </table:table-cell>
          <table:table-cell office:value-type="float" office:value="0.611197426843338" calcext:value-type="float">
            <text:p>0.6111974268</text:p>
          </table:table-cell>
          <table:table-cell office:value-type="float" office:value="0.00169397504268536" calcext:value-type="float">
            <text:p>0.001693975</text:p>
          </table:table-cell>
          <table:table-cell table:number-columns-repeated="6"/>
        </table:table-row>
        <table:table-row table:style-name="ro1">
          <table:table-cell office:value-type="float" office:value="1.7507864" calcext:value-type="float">
            <text:p>1.750786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OR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282.4+292.1)/2" office:value-type="float" office:value="287.25" calcext:value-type="float">
            <text:p>287.25</text:p>
          </table:table-cell>
          <table:table-cell table:formula="of:=(1.761+1.848)/2" office:value-type="float" office:value="1.8045" calcext:value-type="float">
            <text:p>1.8045</text:p>
          </table:table-cell>
          <table:table-cell table:formula="of:=(331.8+341)/2" office:value-type="float" office:value="336.4" calcext:value-type="float">
            <text:p>336.4</text:p>
          </table:table-cell>
          <table:table-cell table:formula="of:=(0.2281+0.1489)/2" office:value-type="float" office:value="0.1885" calcext:value-type="float">
            <text:p>0.1885</text:p>
          </table:table-cell>
          <table:table-cell table:style-name="ce1" table:formula="of:=[.G27]-[.E27]" office:value-type="float" office:value="49.15" calcext:value-type="float">
            <text:p>49.15</text:p>
          </table:table-cell>
          <table:table-cell table:style-name="ce1" table:formula="of:=[.H27]+[.F27]" office:value-type="float" office:value="1.993" calcext:value-type="float">
            <text:p>1.993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DeltaE</text:p>
          </table:table-cell>
          <table:table-cell table:formula="of:=[.B8]*[.I27]" office:value-type="float" office:value="0.1124552" calcext:value-type="float">
            <text:p>0.1124552</text:p>
          </table:table-cell>
          <table:table-cell table:formula="of:=[.J27]*[.B8]+[.C8]*[.I27]+2*[.C9]" office:value-type="float" office:value="0.0101017636" calcext:value-type="float">
            <text:p>0.0101017636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31]/[.F32]*10^5" office:value-type="float" office:value="299.458488772518" calcext:value-type="float">
            <text:p>299.4584887725</text:p>
          </table:table-cell>
          <table:table-cell table:formula="of:=([.G31]/[.F32]+[.F31]/[.F32]^2*[.G32])*10^5" office:value-type="float" office:value="27.1685198195409" calcext:value-type="float">
            <text:p>27.1685198195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 fluor</text:p>
          </table:table-cell>
          <table:table-cell table:formula="of:=([.F33]*[.A15]-[.B17]/COS(2.8798))" office:value-type="float" office:value="37.5528509680772" calcext:value-type="float">
            <text:p>37.5528509681</text:p>
          </table:table-cell>
          <table:table-cell table:formula="of:=[.A15]*[.G33]" office:value-type="float" office:value="0.0336574723521236" calcext:value-type="float">
            <text:p>0.0336574724</text:p>
          </table:table-cell>
          <table:table-cell office:value-type="string" calcext:value-type="string">
            <text:p>eV/Angstr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K Fluor</text:p>
          </table:table-cell>
          <table:table-cell office:value-type="float" office:value="0.430016431842814" calcext:value-type="float">
            <text:p>0.4300164318</text:p>
          </table:table-cell>
          <table:table-cell office:value-type="float" office:value="0.00151150656122706" calcext:value-type="float">
            <text:p>0.0015115066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Estequ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55" calcext:value-type="float">
            <text:p>0.55</text:p>
          </table:table-cell>
          <table:table-cell office:value-type="float" office:value="0.0672929169943127" calcext:value-type="float">
            <text:p>0.0672929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11" calcext:value-type="float">
            <text:p>0.11</text:p>
          </table:table-cell>
          <table:table-cell office:value-type="float" office:value="0.0180667242756165" calcext:value-type="float">
            <text:p>0.01806672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34" calcext:value-type="float">
            <text:p>0.34</text:p>
          </table:table-cell>
          <table:table-cell office:value-type="float" office:value="0.0651158989598011" calcext:value-type="float">
            <text:p>0.065115899</text:p>
          </table:table-cell>
          <table:table-cell/>
          <table:table-cell office:value-type="string" calcext:value-type="string">
            <text:p>Energia Si <text:s/>exp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lta E filme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nergia verdadeira</text:p>
          </table:table-cell>
          <table:table-cell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.009932" calcext:value-type="float">
            <text:p>1.009932</text:p>
          </table:table-cell>
          <table:table-cell office:value-type="float" office:value="0.00314896924627533" calcext:value-type="float">
            <text:p>0.0031489692</text:p>
          </table:table-cell>
          <table:table-cell table:formula="of:=[.F31]*[.B37]+[.B38]*[.F20]+[.F8]*[.B39]" office:value-type="float" office:value="0.125556288" calcext:value-type="float">
            <text:p>0.125556288</text:p>
          </table:table-cell>
          <table:table-cell table:formula="of:=[.B37]*[.G31]+[.B38]*[.G20]+[.G8]*[.B39]" office:value-type="float" office:value="0.00828949001104" calcext:value-type="float">
            <text:p>0.00828949</text:p>
          </table:table-cell>
          <table:table-cell table:formula="of:=[.E40]+[.G40]" office:value-type="float" office:value="1.135488288" calcext:value-type="float">
            <text:p>1.135488288</text:p>
          </table:table-cell>
          <table:table-cell table:formula="of:=[.H40]+[.F40]" office:value-type="float" office:value="0.0114384592573153" calcext:value-type="float">
            <text:p>0.011438459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Dá massa 27.94!!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.515257182929355" calcext:value-type="float">
            <text:p>0.51525718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17430146680463" calcext:value-type="float">
            <text:p>0.11743014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67312670390182" calcext:value-type="float">
            <text:p>0.3673126704</text:p>
          </table:table-cell>
          <table:table-cell table:number-columns-repeated="11"/>
        </table:table-row>
      </table:table>
      <table:table table:name="Sheet2" table:style-name="ta1"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PATAMAR GRAND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653.1+668.9)/2" office:value-type="float" office:value="661" calcext:value-type="float">
            <text:p>661</text:p>
          </table:table-cell>
          <table:table-cell table:formula="of:=(0.006064+0.009984)/2" office:value-type="float" office:value="0.008024" calcext:value-type="float">
            <text:p>0.008024</text:p>
          </table:table-cell>
          <table:table-cell table:formula="of:=(720.3+730.3)/2" office:value-type="float" office:value="725.3" calcext:value-type="float">
            <text:p>725.3</text:p>
          </table:table-cell>
          <table:table-cell table:formula="of:=(0.00294+0.07826)/2" office:value-type="float" office:value="0.0406" calcext:value-type="float">
            <text:p>0.0406</text:p>
          </table:table-cell>
          <table:table-cell table:style-name="ce1" table:formula="of:=[.G3]-[.E3]" office:value-type="float" office:value="64.3" calcext:value-type="float">
            <text:p>64.3</text:p>
          </table:table-cell>
          <table:table-cell table:style-name="ce1" table:formula="of:=[.H3]+[.F3]" office:value-type="float" office:value="0.048624" calcext:value-type="float">
            <text:p>0.048624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table:style-name="ce1" office:value-type="string" calcext:value-type="string">
            <text:p>Estou a adicionar 2*erro de b pois de facto implicitamente subtraimos os b's da formula da calibraçao por isso temos de considerar os err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 = a*c + b</text:p>
          </table:table-cell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3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0.002288" calcext:value-type="float">
            <text:p>0.002288</text:p>
          </table:table-cell>
          <table:table-cell table:style-name="ce3" office:value-type="float" office:value="0.000004024" calcext:value-type="float">
            <text:p>4.02E-006</text:p>
          </table:table-cell>
          <table:table-cell table:style-name="ce2"/>
          <table:table-cell office:value-type="string" calcext:value-type="string">
            <text:p>DeltaE</text:p>
          </table:table-cell>
          <table:table-cell table:formula="of:=[.I3]*[.B8]" office:value-type="float" office:value="0.1471184" calcext:value-type="float">
            <text:p>0.1471184</text:p>
          </table:table-cell>
          <table:table-cell table:formula="of:=[.C8]*[.I3]+[.J3]*[.B8]+2*[.C9]" office:value-type="float" office:value="0.005713994912" calcext:value-type="float">
            <text:p>0.0057139949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8]*10^5/[.F9]" office:value-type="float" office:value="325.100476475455" calcext:value-type="float">
            <text:p>325.1004764755</text:p>
          </table:table-cell>
          <table:table-cell table:formula="of:=([.G8]/[.F9]+[.F8]*[.G9]/[.F9]^2)*10^5" office:value-type="float" office:value="12.9755552964648" calcext:value-type="float">
            <text:p>12.9755552965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0.0913" calcext:value-type="float">
            <text:p>0.0913</text:p>
          </table:table-cell>
          <table:table-cell table:style-name="ce2" office:value-type="float" office:value="0.002672" calcext:value-type="float">
            <text:p>0.002672</text:p>
          </table:table-cell>
          <table:table-cell table:style-name="ce2"/>
          <table:table-cell office:value-type="string" calcext:value-type="string">
            <text:p>S Indio</text:p>
          </table:table-cell>
          <table:table-cell table:formula="of:=([.F10]*[.A15]/COS(25*PI()/180)+[.B15]/COS((25-15)*PI()/180))" office:value-type="float" office:value="45.2532095907609" calcext:value-type="float">
            <text:p>45.2532095908</text:p>
          </table:table-cell>
          <table:table-cell table:formula="of:=[.G10]*[.A15]/COS(25*PI()/180)" office:value-type="float" office:value="0.04855739480474" calcext:value-type="float">
            <text:p>0.0485573948</text:p>
          </table:table-cell>
          <table:table-cell office:value-type="string" calcext:value-type="string">
            <text:p>ev/Angstr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K indio</text:p>
          </table:table-cell>
          <table:table-cell office:value-type="float" office:value="0.874426958211177" calcext:value-type="float">
            <text:p>0.8744269582</text:p>
          </table:table-cell>
          <table:table-cell office:value-type="float" office:value="0.00197633075243062" calcext:value-type="float">
            <text:p>0.0019763308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ATAMAR PEQUENO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/dx in </text:p>
          </table:table-cell>
          <table:table-cell office:value-type="string" calcext:value-type="string">
            <text:p>dE/dx out</text:p>
          </table:table-cell>
          <table:table-cell table:number-columns-repeated="2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Erro</text:p>
          </table:table-cell>
          <table:table-cell table:number-columns-repeated="2"/>
          <table:table-cell table:style-name="ce4"/>
        </table:table-row>
        <table:table-row table:style-name="ro1">
          <table:table-cell table:formula="of:=[.B37]*12.85+21.5*[.B38]+[.B39]*37.75" office:value-type="float" office:value="22.2675" calcext:value-type="float">
            <text:p>22.2675</text:p>
          </table:table-cell>
          <table:table-cell table:formula="of:=39.59*[.B39]+23.08*[.B38]+13.47*[.B37]" office:value-type="float" office:value="23.4079" calcext:value-type="float">
            <text:p>23.4079</text:p>
          </table:table-cell>
          <table:table-cell office:value-type="string" calcext:value-type="string">
            <text:p>In</text:p>
          </table:table-cell>
          <table:table-cell/>
          <table:table-cell table:formula="of:=(427.3+446.5)/2" office:value-type="float" office:value="436.9" calcext:value-type="float">
            <text:p>436.9</text:p>
          </table:table-cell>
          <table:table-cell table:formula="of:=(0.168+0.5346)/2" office:value-type="float" office:value="0.3513" calcext:value-type="float">
            <text:p>0.3513</text:p>
          </table:table-cell>
          <table:table-cell table:formula="of:=(488.7+499.6)/2" office:value-type="float" office:value="494.15" calcext:value-type="float">
            <text:p>494.15</text:p>
          </table:table-cell>
          <table:table-cell table:formula="of:=(0.9329+0.5278)/2" office:value-type="float" office:value="0.73035" calcext:value-type="float">
            <text:p>0.73035</text:p>
          </table:table-cell>
          <table:table-cell table:style-name="ce1" table:formula="of:=[.G15]-[.E15]" office:value-type="float" office:value="57.25" calcext:value-type="float">
            <text:p>57.25</text:p>
          </table:table-cell>
          <table:table-cell table:style-name="ce1" table:formula="of:=[.H15]+[.F15]" office:value-type="float" office:value="1.08165" calcext:value-type="float">
            <text:p>1.08165</text:p>
          </table:table-cell>
          <table:table-cell table:number-columns-repeated="3"/>
        </table:table-row>
        <table:table-row table:style-name="ro1">
          <table:table-cell/>
          <table:table-cell table:formula="of:=43.51*[.B39]+27.37*[.B38]+14.66*[.B37]" office:value-type="float" office:value="25.8671" calcext:value-type="float">
            <text:p>25.8671</text:p>
          </table:table-cell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/>
          <table:table-cell table:formula="of:=45.15*[.B39]+31.17*[.B38]+14.99*[.B37]" office:value-type="float" office:value="27.0242" calcext:value-type="float">
            <text:p>27.0242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.8609832" calcext:value-type="float">
            <text:p>0.8609832</text:p>
          </table:table-cell>
          <table:table-cell table:number-columns-repeated="3"/>
          <table:table-cell office:value-type="string" calcext:value-type="string">
            <text:p>DeltaE</text:p>
          </table:table-cell>
          <table:table-cell table:formula="of:=[.I15]*[.B8]" office:value-type="float" office:value="0.130988" calcext:value-type="float">
            <text:p>0.130988</text:p>
          </table:table-cell>
          <table:table-cell table:formula="of:=[.J15]*[.B8]+[.C8]*[.I15]+2*[.C9]" office:value-type="float" office:value="0.0080491892" calcext:value-type="float">
            <text:p>0.0080491892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20]*10^5/[.F21]" office:value-type="float" office:value="317.46604137742" calcext:value-type="float">
            <text:p>317.4660413774</text:p>
          </table:table-cell>
          <table:table-cell table:formula="of:=([.G20]/[.F21]+[.F20]/[.F21]^2*[.G21])*10^5" office:value-type="float" office:value="19.8600646316371" calcext:value-type="float">
            <text:p>19.8600646316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1.009932" calcext:value-type="float">
            <text:p>1.009932</text:p>
          </table:table-cell>
          <table:table-cell table:number-columns-repeated="3"/>
          <table:table-cell office:value-type="string" calcext:value-type="string">
            <text:p>S enxofre</text:p>
          </table:table-cell>
          <table:table-cell table:formula="of:=([.F22]*[.A15]/COS(25*PI()/180)+[.B16]/COS((25-15)*PI()/180))" office:value-type="float" office:value="41.2604760596346" calcext:value-type="float">
            <text:p>41.2604760596</text:p>
          </table:table-cell>
          <table:table-cell table:formula="of:=[.A15]*[.G22]/COS(25*PI()/180)" office:value-type="float" office:value="0.0457270995457439" calcext:value-type="float">
            <text:p>0.0457270995</text:p>
          </table:table-cell>
          <table:table-cell office:value-type="string" calcext:value-type="string">
            <text:p>ev/Angstron</text:p>
          </table:table-cell>
          <table:table-cell table:number-columns-repeated="5"/>
        </table:table-row>
        <table:table-row table:style-name="ro1">
          <table:table-cell office:value-type="float" office:value="1.2237456" calcext:value-type="float">
            <text:p>1.2237456</text:p>
          </table:table-cell>
          <table:table-cell table:number-columns-repeated="3"/>
          <table:table-cell office:value-type="string" calcext:value-type="string">
            <text:p>K enxofre</text:p>
          </table:table-cell>
          <table:table-cell office:value-type="float" office:value="0.61028323702309" calcext:value-type="float">
            <text:p>0.610283237</text:p>
          </table:table-cell>
          <table:table-cell office:value-type="float" office:value="0.00186113512504357" calcext:value-type="float">
            <text:p>0.0018611351</text:p>
          </table:table-cell>
          <table:table-cell table:number-columns-repeated="6"/>
        </table:table-row>
        <table:table-row table:style-name="ro1">
          <table:table-cell office:value-type="float" office:value="1.7507864" calcext:value-type="float">
            <text:p>1.750786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OR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274.2+290)/2" office:value-type="float" office:value="282.1" calcext:value-type="float">
            <text:p>282.1</text:p>
          </table:table-cell>
          <table:table-cell table:formula="of:=(0.4334+0.4643)/2" office:value-type="float" office:value="0.44885" calcext:value-type="float">
            <text:p>0.44885</text:p>
          </table:table-cell>
          <table:table-cell table:formula="of:=(331.1+345.5)/2" office:value-type="float" office:value="338.3" calcext:value-type="float">
            <text:p>338.3</text:p>
          </table:table-cell>
          <table:table-cell table:formula="of:=(1.971+0.645)/2" office:value-type="float" office:value="1.308" calcext:value-type="float">
            <text:p>1.308</text:p>
          </table:table-cell>
          <table:table-cell table:style-name="ce1" table:formula="of:=[.G27]-[.E27]" office:value-type="float" office:value="56.2" calcext:value-type="float">
            <text:p>56.2</text:p>
          </table:table-cell>
          <table:table-cell table:style-name="ce1" table:formula="of:=[.H27]+[.F27]" office:value-type="float" office:value="1.75685" calcext:value-type="float">
            <text:p>1.75685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DeltaE</text:p>
          </table:table-cell>
          <table:table-cell table:formula="of:=[.B8]*[.I27]" office:value-type="float" office:value="0.1285856" calcext:value-type="float">
            <text:p>0.1285856</text:p>
          </table:table-cell>
          <table:table-cell table:formula="of:=[.J27]*[.B8]+[.C8]*[.I27]+2*[.C9]" office:value-type="float" office:value="0.0095898216" calcext:value-type="float">
            <text:p>0.0095898216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31]/[.F32]*10^5" office:value-type="float" office:value="337.85226774314" calcext:value-type="float">
            <text:p>337.8522677431</text:p>
          </table:table-cell>
          <table:table-cell table:formula="of:=([.G31]/[.F32]+[.F31]/[.F32]^2*[.G32])*10^5" office:value-type="float" office:value="25.7011916859528" calcext:value-type="float">
            <text:p>25.701191686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 fluor</text:p>
          </table:table-cell>
          <table:table-cell table:formula="of:=([.F33]*[.A15]/COS(25*PI()/180)+[.B17]/COS((25-15)*PI()/180))" office:value-type="float" office:value="38.0597119738027" calcext:value-type="float">
            <text:p>38.0597119738</text:p>
          </table:table-cell>
          <table:table-cell table:formula="of:=[.A15]*[.G33]" office:value-type="float" office:value="0.0568230400793187" calcext:value-type="float">
            <text:p>0.0568230401</text:p>
          </table:table-cell>
          <table:table-cell office:value-type="string" calcext:value-type="string">
            <text:p>eV/Angstr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K Fluor</text:p>
          </table:table-cell>
          <table:table-cell office:value-type="float" office:value="0.432187632665904" calcext:value-type="float">
            <text:p>0.4321876327</text:p>
          </table:table-cell>
          <table:table-cell office:value-type="float" office:value="0.00255183743479595" calcext:value-type="float">
            <text:p>0.0025518374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Estequ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55" calcext:value-type="float">
            <text:p>0.55</text:p>
          </table:table-cell>
          <table:table-cell office:value-type="float" office:value="0.0672929169943127" calcext:value-type="float">
            <text:p>0.0672929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11" calcext:value-type="float">
            <text:p>0.11</text:p>
          </table:table-cell>
          <table:table-cell office:value-type="float" office:value="0.0180667242756165" calcext:value-type="float">
            <text:p>0.01806672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34" calcext:value-type="float">
            <text:p>0.34</text:p>
          </table:table-cell>
          <table:table-cell office:value-type="float" office:value="0.0651158989598011" calcext:value-type="float">
            <text:p>0.065115899</text:p>
          </table:table-cell>
          <table:table-cell/>
          <table:table-cell office:value-type="string" calcext:value-type="string">
            <text:p>Energia Si <text:s/>exp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lta E filme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nergia verdadeira</text:p>
          </table:table-cell>
          <table:table-cell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.009932" calcext:value-type="float">
            <text:p>1.009932</text:p>
          </table:table-cell>
          <table:table-cell office:value-type="float" office:value="0.00314896924627533" calcext:value-type="float">
            <text:p>0.0031489692</text:p>
          </table:table-cell>
          <table:table-cell table:formula="of:=[.F31]*[.B37]+[.B38]*[.F20]+[.F8]*[.B39]" office:value-type="float" office:value="0.135151016" calcext:value-type="float">
            <text:p>0.135151016</text:p>
          </table:table-cell>
          <table:table-cell table:formula="of:=[.B37]*[.G31]+[.B38]*[.G20]+[.G8]*[.B39]" office:value-type="float" office:value="0.00810257096208" calcext:value-type="float">
            <text:p>0.008102571</text:p>
          </table:table-cell>
          <table:table-cell table:formula="of:=[.E40]+[.G40]" office:value-type="float" office:value="1.145083016" calcext:value-type="float">
            <text:p>1.145083016</text:p>
          </table:table-cell>
          <table:table-cell table:formula="of:=[.H40]+[.F40]" office:value-type="float" office:value="0.0112515402083553" calcext:value-type="float">
            <text:p>0.011251540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Dá massa 27.94!!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.515257182929355" calcext:value-type="float">
            <text:p>0.51525718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17430146680463" calcext:value-type="float">
            <text:p>0.11743014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67312670390182" calcext:value-type="float">
            <text:p>0.367312670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9:04:57.036559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9:57:22.173155397</dc:date>
    <meta:generator>LibreOffice/4.2.8.2$Linux_X86_64 LibreOffice_project/420m0$Build-2</meta:generator>
    <meta:editing-duration>PT22H9M35S</meta:editing-duration>
    <meta:editing-cycles>75</meta:editing-cycles>
    <meta:document-statistic meta:table-count="2" meta:cell-count="270" meta:object-count="0"/>
  </office:meta>
</office:document-meta>
</file>